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86cm"/>
    </style:style>
    <style:style style:name="gr3" style:family="graphic" style:parent-style-name="objectwithoutfill">
      <style:graphic-properties svg:stroke-width="0.02cm" draw:marker-start-width="0.275cm" draw:marker-end-width="0.275cm" draw:fill="solid" draw:fill-color="#dddddd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33cm" svg:y1="0.86cm" svg:x2="0.733cm" svg:y2="0.664cm">
          <text:p/>
        </draw:line>
        <draw:line draw:style-name="gr1" draw:text-style-name="P1" draw:layer="layout" svg:x1="1.284cm" svg:y1="0.854cm" svg:x2="1.284cm" svg:y2="0.658cm">
          <text:p/>
        </draw:line>
        <draw:line draw:style-name="gr1" draw:text-style-name="P1" draw:layer="layout" svg:x1="1.009cm" svg:y1="2.335cm" svg:x2="1.009cm" svg:y2="2.198cm">
          <text:p/>
        </draw:line>
        <draw:frame draw:style-name="gr2" draw:text-style-name="P2" draw:layer="layout" svg:width="0.786cm" svg:height="0.729cm" svg:x="0.886cm" svg:y="0.058cm">
          <draw:text-box>
            <text:p><text:span text:style-name="T1">Y</text:span></text:p>
          </draw:text-box>
        </draw:frame>
        <draw:line draw:style-name="gr1" draw:text-style-name="P1" draw:layer="layout" svg:x1="1.284cm" svg:y1="0.854cm" svg:x2="1.284cm" svg:y2="0.658cm">
          <text:p/>
        </draw:line>
        <draw:line draw:style-name="gr1" draw:text-style-name="P1" draw:layer="layout" svg:x1="1.284cm" svg:y1="0.854cm" svg:x2="1.284cm" svg:y2="0.658cm">
          <text:p/>
        </draw:line>
        <draw:frame draw:style-name="gr2" draw:text-style-name="P2" draw:layer="layout" svg:width="0.786cm" svg:height="0.729cm" svg:x="0.355cm" svg:y="0.059cm">
          <draw:text-box>
            <text:p><text:span text:style-name="T1">X</text:span></text:p>
          </draw:text-box>
        </draw:frame>
        <draw:path draw:style-name="gr3" draw:text-style-name="P1" draw:layer="layout" svg:width="0.703cm" svg:height="1.299cm" svg:x="1.011cm" svg:y="0.909cm" svg:viewBox="0 0 704 1300" svg:d="M0 1300c800-600 700-1300 700-1300">
          <text:p/>
        </draw:path>
        <draw:path draw:style-name="gr3" draw:text-style-name="P1" draw:layer="layout" svg:width="0.703cm" svg:height="1.299cm" svg:x="0.307cm" svg:y="0.909cm" svg:viewBox="0 0 704 1300" svg:d="M704 1300c-800-600-700-1300-700-1300">
          <text:p/>
        </draw:path>
        <draw:path draw:style-name="gr3" draw:text-style-name="P1" draw:layer="layout" svg:width="1.399cm" svg:height="0.114cm" svg:x="0.311cm" svg:y="0.909cm" svg:viewBox="0 0 1400 115" svg:d="M1400 0c-300 100-900 200-1400 0">
          <text:p/>
        </draw:path>
        <draw:path draw:style-name="gr3" draw:text-style-name="P1" draw:layer="layout" svg:width="1.399cm" svg:height="0.114cm" svg:x="0.315cm" svg:y="0.762cm" svg:viewBox="0 0 1400 115" svg:d="M1400 0c-300 100-900 200-1400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5-25T13:32:54.67</meta:creation-date>
    <dc:date>2018-05-25T14:02:13.50</dc:date>
    <dc:creator>SSE </dc:creator>
    <meta:editing-duration>PT10M56S</meta:editing-duration>
    <meta:editing-cycles>4</meta:editing-cycles>
    <meta:generator>OpenOffice/4.1.0$Win32 OpenOffice.org_project/410m18$Build-9764</meta:generator>
    <meta:document-statistic meta:object-count="11"/>
  </office:meta>
</office:document-meta>
</file>